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9693in"/>
    </style:style>
    <style:style style:name="co5" style:family="table-column">
      <style:table-column-properties fo:break-before="auto" style:column-width="0.9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8189in" fo:break-before="auto" style:use-optimal-row-height="fals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6600"/>
      <style:text-properties fo:font-size="14pt" style:font-size-asian="14pt" style:font-size-complex="14pt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71in solid #000000" style:text-align-source="fix" style:repeat-content="false" fo:wrap-option="wrap" fo:border-left="0.0346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weight-asian="normal" style:font-name-complex="Tahoma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71in solid #000000" fo:border-left="0.0346in solid #000000" fo:border-right="0.0071in solid #000000" fo:border-top="0.0071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0" style:family="table-cell" style:parent-style-name="Default" style:data-style-name="N100">
      <style:table-cell-properties style:text-align-source="fix" style:repeat-content="false" fo:border="0.0071in solid #000000"/>
      <style:paragraph-properties fo:text-align="center" fo:margin-left="0in"/>
    </style:style>
    <style:style style:name="ce11" style:family="table-cell" style:parent-style-name="Default" style:data-style-name="N100">
      <style:table-cell-properties style:text-align-source="fix" style:repeat-content="false" fo:border="0.0071in solid #000000"/>
      <style:paragraph-properties fo:text-align="center" fo:margin-left="0in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</style:style>
    <style:style style:name="ce1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346in solid #000000" style:text-align-source="fix" style:repeat-content="false" fo:border-left="0.0008in solid #000000" fo:border-right="none" fo:border-top="none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7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8" style:family="table-cell" style:parent-style-name="Default" style:data-style-name="N118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21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2" style:family="table-cell" style:parent-style-name="Default" style:data-style-name="N2">
      <style:table-cell-properties fo:background-color="#ffd320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fo:border-bottom="0.0346in solid #000000" fo:background-color="#ffd320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font-name="Arial" fo:font-size="10pt" style:font-size-asian="10pt" style:font-size-complex="10pt" fo:hyphenate="true"/>
    </style:style>
    <style:style style:name="ce26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fo:background-color="#00cc33" style:text-align-source="fix" style:repeat-content="false" fo:border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346in solid #000000" fo:background-color="#00cc33" style:text-align-source="fix" style:repeat-content="false" fo:border-left="0.0071in solid #000000" fo:border-right="0.0071in solid #000000" fo:border-top="0.0071in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0.0346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 fo:hyphenate="true"/>
    </style:style>
    <style:style style:name="ce30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346in solid #000000" style:vertical-align="top"/>
      <style:paragraph-properties fo:text-align="center"/>
      <style:text-properties style:text-outline="false" style:text-line-through-style="none" style:font-name="Arial" fo:font-size="10pt" fo:text-shadow="none" style:text-underline-style="none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 fo:hyphenate="true"/>
    </style:style>
    <style:style style:name="ce3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346in solid #000000" fo:border-top="0.0071in solid #000000" style:vertical-align="to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32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 style:vertical-align="middle"/>
      <style:paragraph-properties fo:text-align="center"/>
      <style:text-properties style:use-window-font-color="true"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071in solid #000000" fo:border-left="0.0071in solid #000000" fo:border-right="0.0346in solid #000000" fo:border-top="0.0071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346in solid #000000" fo:border-left="0.0071in solid #000000" fo:border-right="0.0346in solid #000000" fo:border-top="0.0071in solid #000000"/>
    </style:style>
    <style:style style:name="T1" style:family="text">
      <style:text-properties style:font-name="Arial"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size-complex="6.80000019073486pt" style:font-weight-complex="normal"/>
    </style:style>
    <style:style style:name="T2" style:family="text">
      <style:text-properties style:font-name="Arial" fo:font-size="10pt" fo:language="ru" fo:country="RU" style:text-underline-style="solid" style:text-underline-width="auto" style:text-underline-color="font-color" fo:font-weight="normal" style:font-name-asian="Arial" style:font-size-asian="10pt" style:font-weight-asian="normal" style:font-size-complex="6.80000019073486pt" style:font-weight-complex="normal"/>
    </style:style>
    <style:style style:name="T3" style:family="text">
      <style:text-properties fo:font-size="10pt" fo:language="ru" fo:country="RU" style:font-size-asian="10pt" style:font-size-complex="5.69999980926514pt"/>
    </style:style>
    <style:style style:name="T4" style:family="text">
      <style:text-properties fo:font-size="10pt" fo:language="en" fo:country="US" fo:font-style="italic" style:font-size-asian="10pt" style:font-style-asian="italic" style:font-size-complex="5.69999980926514pt" style:font-style-complex="italic"/>
    </style:style>
    <style:style style:name="T5" style:family="text">
      <style:text-properties style:text-position="-39% 100%" fo:font-size="10pt" fo:language="en" fo:country="US" style:font-size-asian="10pt" style:font-size-complex="5.69999980926514pt"/>
    </style:style>
    <style:style style:name="T6" style:family="text">
      <style:text-properties style:text-position="-39% 100%" fo:font-size="10pt" fo:language="ru" fo:country="RU" style:font-size-asian="10pt" style:font-size-complex="5.69999980926514pt"/>
    </style:style>
    <style:style style:name="T7" style:family="text">
      <style:text-properties fo:font-size="11pt" fo:language="en" fo:country="US" style:font-size-asian="11pt" style:font-size-complex="6.30000019073486p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12"/>
        </table:table-row>
        <table:table-row table:style-name="ro2">
          <table:table-cell/>
          <table:table-cell table:style-name="ce1" office:value-type="string">
            <text:p>ВВОДИТЬ ЗНАЧЕНИЯ ТОЛЬКО В ЗЕЛЕНЫЕ ЯЧЕЙКИ!</text:p>
          </table:table-cell>
          <table:table-cell table:style-name="ce1" table:number-columns-repeated="4"/>
          <table:table-cell table:style-name="ce24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2" office:value-type="string" table:number-columns-spanned="11" table:number-rows-spanned="1">
            <text:p><text:span text:style-name="T1">Блок детектирования </text:span><text:span text:style-name="T2">гамма-излучения БДКГ-23/1 </text:span><text:span text:style-name="T1">зав № 123</text:span></text:p>
          </table:table-cell>
          <table:covered-table-cell table:number-columns-repeated="10"/>
        </table:table-row>
        <table:table-row table:style-name="ro4">
          <table:table-cell/>
          <table:table-cell table:style-name="ce3" office:value-type="string" table:number-columns-spanned="1" table:number-rows-spanned="3">
            <text:p>Мощность кермы в воздухе в контрольной точке Ḣoi</text:p>
          </table:table-cell>
          <table:table-cell table:style-name="ce8" office:value-type="string" table:number-columns-spanned="1" table:number-rows-spanned="3">
            <text:p>Номер источника</text:p>
          </table:table-cell>
          <table:table-cell table:style-name="ce8" office:value-type="string" table:number-columns-spanned="1" table:number-rows-spanned="3">
            <text:p>Расстояние до источ-ника, </text:p>
            <text:p>R, см</text:p>
          </table:table-cell>
          <table:table-cell table:style-name="ce16" office:value-type="string" table:number-columns-spanned="5" table:number-rows-spanned="1">
            <text:p>Измерение мощности кермы в контрольной <text:s/>точке</text:p>
          </table:table-cell>
          <table:covered-table-cell table:number-columns-repeated="4" table:style-name="ce20"/>
          <table:table-cell table:style-name="ce29" office:value-type="string" table:number-columns-spanned="1" table:number-rows-spanned="3">
            <text:p>Относи-тельная погрешность измерения θпрi, %</text:p>
          </table:table-cell>
          <table:table-cell table:style-name="ce29" office:value-type="string" table:number-columns-spanned="1" table:number-rows-spanned="3">
            <text:p>Довери-тельная граница погрешности измерения Δi, %</text:p>
          </table:table-cell>
          <table:table-cell table:style-name="ce30" office:value-type="string" table:number-columns-spanned="1" table:number-rows-spanned="3">
            <text:p>Предел основной относительной погреш-ности, </text:p>
            <text:p>%</text:p>
          </table:table-cell>
        </table:table-row>
        <table:table-row table:style-name="ro5">
          <table:table-cell/>
          <table:covered-table-cell table:style-name="ce4"/>
          <table:covered-table-cell table:number-columns-repeated="2" table:style-name="ce9"/>
          <table:table-cell table:style-name="ce17" office:value-type="string" table:number-columns-spanned="1" table:number-rows-spanned="2">
            <text:p>Фон, нГр/ч</text:p>
          </table:table-cell>
          <table:table-cell table:style-name="ce17" office:value-type="string" table:number-columns-spanned="3" table:number-rows-spanned="1">
            <text:p>Измеренное значение </text:p>
          </table:table-cell>
          <table:covered-table-cell table:number-columns-repeated="2" table:style-name="ce25"/>
          <table:table-cell table:style-name="ce26" office:value-type="string" table:number-columns-spanned="1" table:number-rows-spanned="2">
            <text:p>Среднее значение, Hср</text:p>
          </table:table-cell>
          <table:covered-table-cell table:number-columns-repeated="2" table:style-name="ce9"/>
          <table:covered-table-cell table:style-name="ce31"/>
        </table:table-row>
        <table:table-row table:style-name="ro6">
          <table:table-cell/>
          <table:covered-table-cell table:style-name="ce4"/>
          <table:covered-table-cell table:number-columns-repeated="3" table:style-name="ce9"/>
          <table:table-cell table:style-name="ce21" office:value-type="string">
            <text:p><text:span text:style-name="T4">H</text:span><text:span text:style-name="T5">1</text:span></text:p>
          </table:table-cell>
          <table:table-cell table:style-name="ce26" office:value-type="string">
            <text:p><text:span text:style-name="T4">H</text:span><text:span text:style-name="T6">2</text:span></text:p>
          </table:table-cell>
          <table:table-cell table:style-name="ce26" office:value-type="string">
            <text:p><text:span text:style-name="T4">H</text:span><text:span text:style-name="T6">3</text:span></text:p>
          </table:table-cell>
          <table:covered-table-cell table:number-columns-repeated="3" table:style-name="ce9"/>
          <table:covered-table-cell table:style-name="ce31"/>
        </table:table-row>
        <table:table-row table:style-name="ro1">
          <table:table-cell/>
          <table:table-cell table:style-name="ce5" office:value-type="string">
            <text:p>0,7 мкГр/ч</text:p>
          </table:table-cell>
          <table:table-cell table:style-name="ce10" office:value-type="string">
            <text:p>УП4</text:p>
          </table:table-cell>
          <table:table-cell table:style-name="ce13" office:value-type="float" office:value="304.7">
            <text:p>304.7</text:p>
          </table:table-cell>
          <table:table-cell table:style-name="ce18" table:formula="of:=95-5+RAND()*5*2" office:value-type="float" office:value="91.5664936346002">
            <text:p>91.6</text:p>
          </table:table-cell>
          <table:table-cell table:style-name="ce22" table:formula="of:=[.I18]-(0.07*[.I18])+RAND()*(0.07*[.I18])*2" office:value-type="float" office:value="0.732911482813768">
            <text:p>0.73</text:p>
          </table:table-cell>
          <table:table-cell table:style-name="ce22" table:formula="of:=[.I18]-(0.07*[.I18])+RAND()*(0.07*[.I18])*2" office:value-type="float" office:value="0.681668914008886">
            <text:p>0.68</text:p>
          </table:table-cell>
          <table:table-cell table:style-name="ce22" table:formula="of:=[.I18]*3-[.F18]-[.G18]" office:value-type="float" office:value="0.685419603177346">
            <text:p>0.69</text:p>
          </table:table-cell>
          <table:table-cell table:style-name="ce27" office:value-type="float" office:value="0.7">
            <text:p>0.7</text:p>
          </table:table-cell>
          <table:table-cell table:style-name="ce22" table:formula="of:=([.I18]-0.7)/0.7*100" office:value-type="float" office:value="0">
            <text:p>0.00</text:p>
          </table:table-cell>
          <table:table-cell table:style-name="ce22" table:formula="of:=1.1*SQRT(25+[.J18]*[.J18])" office:value-type="float" office:value="5.5">
            <text:p>5.50</text:p>
          </table:table-cell>
          <table:table-cell table:style-name="ce32" office:value-type="string" table:number-columns-spanned="1" table:number-rows-spanned="9">
            <text:p>±<text:span text:style-name="T7">15</text:span></text:p>
          </table:table-cell>
        </table:table-row>
        <table:table-row table:style-name="ro1">
          <table:table-cell/>
          <table:table-cell table:style-name="ce5" office:value-type="string">
            <text:p>7 мкГр/ч</text:p>
          </table:table-cell>
          <table:table-cell table:style-name="ce10" office:value-type="string">
            <text:p>УП4</text:p>
          </table:table-cell>
          <table:table-cell table:style-name="ce14" office:value-type="float" office:value="108.9">
            <text:p>108.9</text:p>
          </table:table-cell>
          <table:table-cell table:style-name="ce19" office:value-type="string">
            <text:p>---</text:p>
          </table:table-cell>
          <table:table-cell table:style-name="ce22" table:formula="of:=[.I19]-(0.07*[.I19])+RAND()*(0.07*[.I19])*2" office:value-type="float" office:value="6.98060081412084">
            <text:p>6.98</text:p>
          </table:table-cell>
          <table:table-cell table:style-name="ce22" table:formula="of:=[.I19]-(0.07*[.I19])+RAND()*(0.07*[.I19])*2" office:value-type="float" office:value="7.35214615600649">
            <text:p>7.35</text:p>
          </table:table-cell>
          <table:table-cell table:style-name="ce22" table:formula="of:=[.I19]*3-[.F19]-[.G19]" office:value-type="float" office:value="6.66725302987266">
            <text:p>6.67</text:p>
          </table:table-cell>
          <table:table-cell table:style-name="ce27" office:value-type="float" office:value="7">
            <text:p>7</text:p>
          </table:table-cell>
          <table:table-cell table:style-name="ce22" table:formula="of:=([.I19]-7)/7*100" office:value-type="float" office:value="0">
            <text:p>0.00</text:p>
          </table:table-cell>
          <table:table-cell table:style-name="ce22" table:formula="of:=1.1*SQRT(25+[.J19]*[.J19])" office:value-type="float" office:value="5.5">
            <text:p>5.50</text:p>
          </table:table-cell>
          <table:covered-table-cell table:style-name="ce33"/>
        </table:table-row>
        <table:table-row table:style-name="ro1">
          <table:table-cell/>
          <table:table-cell table:style-name="ce5" office:value-type="string">
            <text:p>70 мкГр/ч</text:p>
          </table:table-cell>
          <table:table-cell table:style-name="ce10" office:value-type="string">
            <text:p>К/С Г3</text:p>
          </table:table-cell>
          <table:table-cell table:style-name="ce14" office:value-type="float" office:value="233.5">
            <text:p>233.5</text:p>
          </table:table-cell>
          <table:table-cell table:style-name="ce19" office:value-type="string">
            <text:p>---</text:p>
          </table:table-cell>
          <table:table-cell table:style-name="ce22" table:formula="of:=[.I20]-(0.07*[.I20])+RAND()*(0.07*[.I20])*2" office:value-type="float" office:value="68.7937557205092">
            <text:p>68.79</text:p>
          </table:table-cell>
          <table:table-cell table:style-name="ce22" table:formula="of:=[.I20]-(0.07*[.I20])+RAND()*(0.07*[.I20])*2" office:value-type="float" office:value="71.558422337193">
            <text:p>71.56</text:p>
          </table:table-cell>
          <table:table-cell table:style-name="ce22" table:formula="of:=[.I20]*3-[.F20]-[.G20]" office:value-type="float" office:value="69.6478219422978">
            <text:p>69.65</text:p>
          </table:table-cell>
          <table:table-cell table:style-name="ce27" office:value-type="float" office:value="70">
            <text:p>70</text:p>
          </table:table-cell>
          <table:table-cell table:style-name="ce22" table:formula="of:=([.I20]-70)/70*100" office:value-type="float" office:value="0">
            <text:p>0.00</text:p>
          </table:table-cell>
          <table:table-cell table:style-name="ce22" table:formula="of:=1.1*SQRT(25+[.J20]*[.J20])" office:value-type="float" office:value="5.5">
            <text:p>5.50</text:p>
          </table:table-cell>
          <table:covered-table-cell table:style-name="ce33"/>
        </table:table-row>
        <table:table-row table:style-name="ro1">
          <table:table-cell/>
          <table:table-cell table:style-name="ce5" office:value-type="string">
            <text:p>0.7 мГр/ч</text:p>
          </table:table-cell>
          <table:table-cell table:style-name="ce10" office:value-type="string">
            <text:p>9ТН</text:p>
          </table:table-cell>
          <table:table-cell table:style-name="ce14" office:value-type="float" office:value="166.1">
            <text:p>166.1</text:p>
          </table:table-cell>
          <table:table-cell table:style-name="ce19" office:value-type="string">
            <text:p>---</text:p>
          </table:table-cell>
          <table:table-cell table:style-name="ce22" table:formula="of:=[.I21]-(0.07*[.I21])+RAND()*(0.07*[.I21])*2" office:value-type="float" office:value="0.707997069716454">
            <text:p>0.71</text:p>
          </table:table-cell>
          <table:table-cell table:style-name="ce22" table:formula="of:=[.I21]-(0.07*[.I21])+RAND()*(0.07*[.I21])*2" office:value-type="float" office:value="0.735915322396439">
            <text:p>0.74</text:p>
          </table:table-cell>
          <table:table-cell table:style-name="ce22" table:formula="of:=[.I21]*3-[.F21]-[.G21]" office:value-type="float" office:value="0.656087607887108">
            <text:p>0.66</text:p>
          </table:table-cell>
          <table:table-cell table:style-name="ce27" office:value-type="float" office:value="0.7">
            <text:p>0.7</text:p>
          </table:table-cell>
          <table:table-cell table:style-name="ce22" table:formula="of:=([.I21]-0.7)/0.7*100" office:value-type="float" office:value="0">
            <text:p>0.00</text:p>
          </table:table-cell>
          <table:table-cell table:style-name="ce22" table:formula="of:=1.1*SQRT(25+[.J21]*[.J21])" office:value-type="float" office:value="5.5">
            <text:p>5.50</text:p>
          </table:table-cell>
          <table:covered-table-cell table:style-name="ce33"/>
        </table:table-row>
        <table:table-row table:style-name="ro1">
          <table:table-cell/>
          <table:table-cell table:style-name="ce5" office:value-type="string">
            <text:p>7,0 мГр/ч</text:p>
          </table:table-cell>
          <table:table-cell table:style-name="ce10" office:value-type="string">
            <text:p>9ТН</text:p>
          </table:table-cell>
          <table:table-cell table:style-name="ce14" office:value-type="float" office:value="53.6">
            <text:p>53.6</text:p>
          </table:table-cell>
          <table:table-cell table:style-name="ce19" office:value-type="string">
            <text:p>---</text:p>
          </table:table-cell>
          <table:table-cell table:style-name="ce22" table:formula="of:=[.I22]-(0.07*[.I22])+RAND()*(0.07*[.I22])*2" office:value-type="float" office:value="7.32914721356239">
            <text:p>7.33</text:p>
          </table:table-cell>
          <table:table-cell table:style-name="ce22" table:formula="of:=[.I22]-(0.07*[.I22])+RAND()*(0.07*[.I22])*2" office:value-type="float" office:value="6.73132955416106">
            <text:p>6.73</text:p>
          </table:table-cell>
          <table:table-cell table:style-name="ce22" table:formula="of:=[.I22]*3-[.F22]-[.G22]" office:value-type="float" office:value="6.93952323227655">
            <text:p>6.94</text:p>
          </table:table-cell>
          <table:table-cell table:style-name="ce27" office:value-type="float" office:value="7">
            <text:p>7</text:p>
          </table:table-cell>
          <table:table-cell table:style-name="ce22" table:formula="of:=([.I22]-7)/7*100" office:value-type="float" office:value="0">
            <text:p>0.00</text:p>
          </table:table-cell>
          <table:table-cell table:style-name="ce22" table:formula="of:=1.1*SQRT(16+[.J22]*[.J22])" office:value-type="float" office:value="4.4">
            <text:p>4.40</text:p>
          </table:table-cell>
          <table:covered-table-cell table:style-name="ce33"/>
        </table:table-row>
        <table:table-row table:style-name="ro1">
          <table:table-cell/>
          <table:table-cell table:style-name="ce5" office:value-type="string">
            <text:p>70 мГр/ч</text:p>
          </table:table-cell>
          <table:table-cell table:style-name="ce10" office:value-type="string">
            <text:p>043</text:p>
          </table:table-cell>
          <table:table-cell table:style-name="ce14" office:value-type="float" office:value="103.6">
            <text:p>103.6</text:p>
          </table:table-cell>
          <table:table-cell table:style-name="ce19" office:value-type="string">
            <text:p>---</text:p>
          </table:table-cell>
          <table:table-cell table:style-name="ce22" table:formula="of:=[.I23]-(0.07*[.I23])+RAND()*(0.07*[.I23])*2" office:value-type="float" office:value="65.6440412809607">
            <text:p>65.64</text:p>
          </table:table-cell>
          <table:table-cell table:style-name="ce22" table:formula="of:=[.I23]-(0.07*[.I23])+RAND()*(0.07*[.I23])*2" office:value-type="float" office:value="71.1635364920832">
            <text:p>71.16</text:p>
          </table:table-cell>
          <table:table-cell table:style-name="ce22" table:formula="of:=[.I23]*3-[.F23]-[.G23]" office:value-type="float" office:value="73.1924222269561">
            <text:p>73.19</text:p>
          </table:table-cell>
          <table:table-cell table:style-name="ce27" office:value-type="float" office:value="70">
            <text:p>70</text:p>
          </table:table-cell>
          <table:table-cell table:style-name="ce22" table:formula="of:=([.I23]-70)/70*100" office:value-type="float" office:value="0">
            <text:p>0.00</text:p>
          </table:table-cell>
          <table:table-cell table:style-name="ce22" table:formula="of:=1.1*SQRT(16+[.J23]*[.J23])" office:value-type="float" office:value="4.4">
            <text:p>4.40</text:p>
          </table:table-cell>
          <table:covered-table-cell table:style-name="ce33"/>
        </table:table-row>
        <table:table-row table:style-name="ro3">
          <table:table-cell/>
          <table:table-cell table:style-name="ce6" office:value-type="string">
            <text:p><text:span text:style-name="T3">0,7</text:span> Гр/ч</text:p>
          </table:table-cell>
          <table:table-cell table:style-name="ce10" office:value-type="string">
            <text:p>163</text:p>
          </table:table-cell>
          <table:table-cell table:style-name="ce14" office:value-type="float" office:value="213.9">
            <text:p>213.9</text:p>
          </table:table-cell>
          <table:table-cell table:style-name="ce19" office:value-type="string">
            <text:p>---</text:p>
          </table:table-cell>
          <table:table-cell table:style-name="ce22" table:formula="of:=[.I24]-(0.07*[.I24])+RAND()*(0.07*[.I24])*2" office:value-type="float" office:value="0.668855905768462">
            <text:p>0.67</text:p>
          </table:table-cell>
          <table:table-cell table:style-name="ce22" table:formula="of:=[.I24]-(0.07*[.I24])+RAND()*(0.07*[.I24])*2" office:value-type="float" office:value="0.677886157741305">
            <text:p>0.68</text:p>
          </table:table-cell>
          <table:table-cell table:style-name="ce22" table:formula="of:=[.I24]*3-[.F24]-[.G24]" office:value-type="float" office:value="0.753257936490234">
            <text:p>0.75</text:p>
          </table:table-cell>
          <table:table-cell table:style-name="ce27" office:value-type="float" office:value="0.7">
            <text:p>0.7</text:p>
          </table:table-cell>
          <table:table-cell table:style-name="ce22" table:formula="of:=([.I24]-0.7)/0.7*100" office:value-type="float" office:value="0">
            <text:p>0.00</text:p>
          </table:table-cell>
          <table:table-cell table:style-name="ce22" table:formula="of:=1.1*SQRT(16+[.J24]*[.J24])" office:value-type="float" office:value="4.4">
            <text:p>4.40</text:p>
          </table:table-cell>
          <table:covered-table-cell table:style-name="ce33"/>
        </table:table-row>
        <table:table-row table:style-name="ro1">
          <table:table-cell/>
          <table:table-cell table:style-name="ce5" office:value-type="string">
            <text:p>7 Гр/ч</text:p>
          </table:table-cell>
          <table:table-cell table:style-name="ce11" office:value-type="string">
            <text:p>163</text:p>
          </table:table-cell>
          <table:table-cell table:style-name="ce14" office:value-type="float" office:value="68.8">
            <text:p>68.8</text:p>
          </table:table-cell>
          <table:table-cell table:style-name="ce19" office:value-type="string">
            <text:p>---</text:p>
          </table:table-cell>
          <table:table-cell table:style-name="ce22" table:formula="of:=[.I25]-(0.07*[.I25])+RAND()*(0.07*[.I25])*2" office:value-type="float" office:value="7.38789212784264">
            <text:p>7.39</text:p>
          </table:table-cell>
          <table:table-cell table:style-name="ce22" table:formula="of:=[.I25]-(0.07*[.I25])+RAND()*(0.07*[.I25])*2" office:value-type="float" office:value="7.23030613524374">
            <text:p>7.23</text:p>
          </table:table-cell>
          <table:table-cell table:style-name="ce22" table:formula="of:=[.I25]*3-[.F25]-[.G25]" office:value-type="float" office:value="6.38180173691362">
            <text:p>6.38</text:p>
          </table:table-cell>
          <table:table-cell table:style-name="ce27" office:value-type="float" office:value="7">
            <text:p>7</text:p>
          </table:table-cell>
          <table:table-cell table:style-name="ce22" table:formula="of:=([.I25]-7)/7*100" office:value-type="float" office:value="0">
            <text:p>0.00</text:p>
          </table:table-cell>
          <table:table-cell table:style-name="ce22" table:formula="of:=1.1*SQRT(16+[.J25]*[.J25])" office:value-type="float" office:value="4.4">
            <text:p>4.40</text:p>
          </table:table-cell>
          <table:covered-table-cell table:style-name="ce33"/>
        </table:table-row>
        <table:table-row table:style-name="ro1">
          <table:table-cell/>
          <table:table-cell table:style-name="ce7" office:value-type="string">
            <text:p>40 Гр/ч</text:p>
          </table:table-cell>
          <table:table-cell table:style-name="ce12" office:value-type="float" office:value="163">
            <text:p>163</text:p>
          </table:table-cell>
          <table:table-cell table:style-name="ce15" office:value-type="float" office:value="30.7">
            <text:p>30.7</text:p>
          </table:table-cell>
          <table:table-cell table:style-name="ce12" office:value-type="string">
            <text:p>---</text:p>
          </table:table-cell>
          <table:table-cell table:style-name="ce23" table:formula="of:=[.I26]-(0.07*[.I26])+RAND()*(0.07*[.I26])*2" office:value-type="float" office:value="41.804611621052">
            <text:p>41.80</text:p>
          </table:table-cell>
          <table:table-cell table:style-name="ce23" table:formula="of:=[.I26]-(0.07*[.I26])+RAND()*(0.07*[.I26])*2" office:value-type="float" office:value="40.6269785810262">
            <text:p>40.63</text:p>
          </table:table-cell>
          <table:table-cell table:style-name="ce23" table:formula="of:=[.I26]*3-[.F26]-[.G26]" office:value-type="float" office:value="37.5684097979218">
            <text:p>37.57</text:p>
          </table:table-cell>
          <table:table-cell table:style-name="ce28" office:value-type="float" office:value="40">
            <text:p>40</text:p>
          </table:table-cell>
          <table:table-cell table:style-name="ce23" table:formula="of:=([.I26]-40)/40*100" office:value-type="float" office:value="0">
            <text:p>0.00</text:p>
          </table:table-cell>
          <table:table-cell table:style-name="ce23" table:formula="of:=1.1*SQRT(16+[.J26]*[.J26])" office:value-type="float" office:value="4.4">
            <text:p>4.40</text:p>
          </table:table-cell>
          <table:covered-table-cell table:style-name="ce3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6">12/26/2019</text:date>, <text:time>10:38:5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orpikkor </meta:initial-creator>
    <meta:creation-date>2019-12-26T01:07:33.02</meta:creation-date>
    <dc:date>2019-12-26T10:38:52.61</dc:date>
    <meta:editing-duration>PT1H10M45S</meta:editing-duration>
    <meta:editing-cycles>16</meta:editing-cycles>
    <meta:generator>OpenOffice/4.1.6$Win32 OpenOffice.org_project/416m1$Build-9790</meta:generator>
    <meta:document-statistic meta:table-count="3" meta:cell-count="106" meta:object-count="0"/>
  </office:meta>
</office:document-meta>
</file>